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5pt" style:font-size-asian="15pt" style:font-size-complex="15pt"/>
    </style:style>
    <style:style style:name="P2" style:family="paragraph" style:parent-style-name="Standard">
      <style:text-properties style:font-name="Trebuchet MS" fo:font-size="15pt" fo:language="es" fo:country="ES" style:font-size-asian="15pt" style:font-size-complex="15pt"/>
    </style:style>
    <style:style style:name="P3" style:family="paragraph" style:parent-style-name="Standard">
      <style:text-properties style:font-name="Trebuchet MS" fo:font-size="12pt" fo:language="es" fo:country="ES" style:font-size-asian="12pt" style:font-size-complex="12pt"/>
    </style:style>
    <style:style style:name="P4" style:family="paragraph" style:parent-style-name="Standard" style:list-style-name="L1">
      <style:text-properties style:font-name="Trebuchet MS" fo:font-size="12pt" fo:language="es" fo:country="ES" style:font-size-asian="12pt" style:font-size-complex="12pt"/>
    </style:style>
    <style:style style:name="P5" style:family="paragraph" style:parent-style-name="Standard" style:list-style-name="L1">
      <style:paragraph-properties fo:margin-top="0.0807in" fo:margin-bottom="0.0807in"/>
      <style:text-properties style:font-name="Trebuchet MS" fo:font-size="12pt" fo:language="es" fo:country="ES" style:font-size-asian="12pt" style:font-size-complex="12pt"/>
    </style:style>
    <style:style style:name="P6" style:family="paragraph" style:parent-style-name="Standard" style:list-style-name="L1">
      <style:paragraph-properties fo:margin-top="0.0402in" fo:margin-bottom="0.0402in"/>
      <style:text-properties style:font-name="Trebuchet MS" fo:font-size="12pt" fo:language="es" fo:country="ES" style:font-size-asian="12pt" style:font-size-complex="12pt"/>
    </style:style>
    <style:style style:name="P7" style:family="paragraph" style:parent-style-name="Standard" style:list-style-name="L1">
      <style:paragraph-properties fo:margin-top="0.0402in" fo:margin-bottom="0.0402in"/>
      <style:text-properties style:font-name="Trebuchet MS" fo:font-size="12pt" fo:language="en" fo:country="US" style:font-size-asian="12pt" style:font-size-complex="12pt"/>
    </style:style>
    <style:style style:name="T1" style:family="text">
      <style:text-properties fo:language="es" fo:country="ES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imaci<text:span text:style-name="T1">ón</text:span></text:p>
      <text:p text:style-name="P2"/>
      <text:p text:style-name="P3">Pasos para realizar la práctica:</text:p>
      <text:p text:style-name="P3"/>
      <text:list xml:id="list8308490236419317158" text:style-name="L1">
        <text:list-item>
          <text:p text:style-name="P5">Entrar en el animation bp que trae por defecto UE4 y en la máquina de estados cambiar el estado que trae por defecto de Idle/Run a Idle y crear un nuevo estado de Walk/Run.</text:p>
        </text:list-item>
        <text:list-item>
          <text:p text:style-name="P4">Crear un BlendSpace para walk/run, en el eje horizontal situamos la dirección y en el eje vertical la velocidad, colocamos los valores máximos de los ejes (600 para velocidad y 180 para dirección) y hacemos que cuando la velocidad sea 0 esté en el estado walk y cuando la velocidad sea 600 en el estado run.</text:p>
        </text:list-item>
        <text:list-item>
          <text:p text:style-name="P6">Vamos a la máquina de estados y en el estado walk/run colocamos el blendspace y lo conectamos al output animation pose, le conectamos la variable velocidad del player al BS y creamos la variable dirección.</text:p>
        </text:list-item>
        <text:list-item>
          <text:p text:style-name="P6">Para setear la dirección vamos al eventgraph del thirdperson_animBP, hacemos get del control rotation, calculamos la dirección con el vector velocidad y seteamos la dirección.</text:p>
        </text:list-item>
        <text:list-item>
          <text:p text:style-name="P6">Añadimos las transiciones en la máquina de estados del animBP y ponemos las condiciones para pasar a cada estado (speed).</text:p>
        </text:list-item>
        <text:list-item>
          <text:p text:style-name="P6">Descargamos del marketplace el pack de animaciones y hacemos un retarget en el animation BP y cambiamos el walk y run por las nuevas animaciones y añadimos las de moverse hacia los laterales y hacia atrás.</text:p>
        </text:list-item>
        <text:list-item>
          <text:p text:style-name="P6">Creamos un nuevo estado y BS para el crouch y colocamos las animaciones en el BS, a su vez creamos el input para el crouch y el evento en el blueprint del thirdpersoncharacter.</text:p>
        </text:list-item>
        <text:list-item>
          <text:p text:style-name="P6">Añadimos sync makers en las animaciones de walk crouch y jog fwd cada vez que planta un pie en el suelo para hacer mas smooth la transición entre las mismas.</text:p>
        </text:list-item>
        <text:list-item>
          <text:p text:style-name="P7">Colocamos el arma en el modelo, creando un hueso en la mano y atacheandole la misma.</text:p>
        </text:list-item>
        <text:list-item>
          <text:p text:style-name="P7">Creaci<text:span text:style-name="T1">ón de un aim offset 1D para implementar las poses de apuntado. Para ello nuestras animaciones deberán ser mesh aditive y en este caso partirán también de un frame concreto de una animación (idle_rifle_hip). En el anim graph tendremos que incluir este aim offset y en el event graph setear el pitch del personaje.</text:span></text:p>
        </text:list-item>
        <text:list-item>
          <text:p text:style-name="P7">Importaci<text:span text:style-name="T1">ón de animaciones de mixamo, hay que importar las animaciones, una vez en el motor hay que hacer un retarget de los huesos, ajustando la postura del modelo lo máximo posible a la pose A del modelo de UE.</text:span></text:p>
        </text:list-item>
        <text:list-item>
          <text:p text:style-name="P6">Una vez importadas las animaciones hay que crear una nueva máquina de estados para las animaciones de ataque y una caché para cada máquina de estados. Crear un input para esconder arma y setear una variable desde el blueprint cada vez que se pulse el input (z en mi caso).</text:p>
        </text:list-item>
        <text:list-item>
          <text:p text:style-name="P7"><text:span text:style-name="T1">Crear varios Animation Montage, uno por cada ataque, y setear una variable combo </text:span><text:soft-page-break/><text:span text:style-name="T1">en la cual guardaremos un int, ese int indica la animación de ataque que se va a reproducir, para guardar el int lanzaremos un evento desde el propio animation montage. Después crearemos blends de las máquinas de estado cacheadas para dar lugar a la pose final.</text:span></text:p>
        </text:list-item>
        <text:list-item>
          <text:p text:style-name="P6">Implementar un sistema de disparo con proyectiles del 1<text:span text:style-name="T2">st</text:span> person shooter, cuando el player tenga el arma equipada.</text:p>
        </text:list-item>
        <text:list-item>
          <text:p text:style-name="P6">Creamos una animación de cámara con el level sequence, para ello colocamos los keyframe en la tabla de tiempo para realizar la animación y ajustamos las variables de la cámar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fo:font-weight="bold" style:font-name-asian="OpenSymbol" style:font-weight-asian="bold" style:font-name-complex="OpenSymbo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os Butron</meta:initial-creator>
    <meta:creation-date>2022-02-17T19:44:13.29</meta:creation-date>
    <dc:date>2022-02-18T22:03:31.87</dc:date>
    <dc:creator>Marcos Butron</dc:creator>
    <meta:editing-duration>PT18H53M55S</meta:editing-duration>
    <meta:editing-cycles>15</meta:editing-cycles>
    <meta:generator>OpenOffice/4.1.10$Win32 OpenOffice.org_project/4110m2$Build-9807</meta:generator>
    <meta:document-statistic meta:table-count="0" meta:image-count="0" meta:object-count="0" meta:page-count="2" meta:paragraph-count="17" meta:word-count="556" meta:character-count="3092"/>
  </office:meta>
</office:document-meta>
</file>